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200%" fo:text-align="center" style:justify-single-word="false"/>
      <style:text-properties officeooo:rsid="0016d54d" officeooo:paragraph-rsid="0016d54d"/>
    </style:style>
    <style:style style:name="P2" style:family="paragraph" style:parent-style-name="Standard">
      <style:paragraph-properties fo:line-height="200%" fo:text-align="start" style:justify-single-word="false"/>
      <style:text-properties officeooo:rsid="0016d54d" officeooo:paragraph-rsid="0016d54d"/>
    </style:style>
    <style:style style:name="T1" style:family="text">
      <style:text-properties fo:font-weight="bold" style:font-weight-asian="bold" style:font-weight-complex="bold"/>
    </style:style>
    <style:style style:name="T2" style:family="text">
      <style:text-properties fo:font-weight="bold" officeooo:rsid="0016fc4f"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PSC 323 Assignment 2 Documentation</text:p>
      <text:p text:style-name="P1"/>
      <text:p text:style-name="P2">1. <text:span text:style-name="T1">Problem Statement</text:span></text:p>
      <text:p text:style-name="P2"><text:tab/>Assignment 2 asks us to create a syntax analyzer using different methods. For the first iteration, the production rule used should be on page 117. The final iteration ask to add the production rules found on page 113. We are asked to implement either a recursive decent parser or use a predictive table to parse the expression and analyze the syntax.</text:p>
      <text:p text:style-name="P2">2. <text:span text:style-name="T1">How to use program</text:span></text:p>
      <text:p text:style-name="P2"><text:tab/>The program first asks for a text file that the user would like to use to analyze the syntax. The user should then enter the correct name of the file that is within the directory of the program so that it would be found. Once the program finds the correct text file, it will perform a syntax analysis. It will then output each lexeme and the production rules it used. If there is an error, the program will mention which lexeme could not find a production rule.</text:p>
      <text:p text:style-name="P2">3. <text:span text:style-name="T1">Design</text:span></text:p>
      <text:p text:style-name="P2"><text:tab/>The majority of the program uses vector as the primary container for all tokens and lexemes. The lexer used was from the previous assignment while the syntax analyzer for the first iteration uses a recursive decent parser.</text:p>
      <text:p text:style-name="P2">4. <text:span text:style-name="T1">Limit</text:span><text:span text:style-name="T2">a</text:span><text:span text:style-name="T1">tions</text:span></text:p>
      <text:p text:style-name="P2"><text:tab/>The program is limited to the production rule that was stated in the book. Thus the lexer will recognize more operator than the syntax analyzer will.</text:p>
      <text:p text:style-name="P2">5. <text:span text:style-name="T1">Shortcomings</text:span></text:p>
      <text:p text:style-name="P2"><text:tab/>None at the mo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bert Balbon</meta:initial-creator>
    <meta:creation-date>2019-04-18T20:26:48.224619584</meta:creation-date>
    <dc:date>2019-04-18T20:37:54.704572606</dc:date>
    <dc:creator>Albert Balbon</dc:creator>
    <meta:editing-duration>PT56S</meta:editing-duration>
    <meta:editing-cycles>1</meta:editing-cycles>
    <meta:document-statistic meta:table-count="0" meta:image-count="0" meta:object-count="0" meta:page-count="1" meta:paragraph-count="11" meta:word-count="234" meta:character-count="1319" meta:non-whitespace-character-count="1091"/>
    <meta:generator>LibreOffice/6.0.7.3$Linux_X86_64 LibreOffice_project/00m0$Build-3</meta:generator>
  </office:meta>
</office:document-meta>
</file>